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Garamond" svg:font-family="Garamond" style:font-family-generic="roman" style:font-pitch="variable"/>
    <style:font-face style:name="ITC Franklin Gothic Book" svg:font-family="'ITC Franklin Gothic Boo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 Black1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ITC Franklin Gothic Book1" svg:font-family="'ITC 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Header">
      <style:paragraph-properties style:border-line-width-bottom="0.018cm 0.018cm 0.018cm" fo:padding-left="0cm" fo:padding-right="0cm" fo:padding-top="0cm" fo:padding-bottom="0.035cm" fo:border-left="none" fo:border-right="none" fo:border-top="none" fo:border-bottom="1.5pt double #00000a">
        <style:tab-stops>
          <style:tab-stop style:position="16.193cm" style:type="right"/>
          <style:tab-stop style:position="16.503cm" style:type="right"/>
        </style:tab-stops>
      </style:paragraph-properties>
    </style:style>
    <style:style style:name="P2" style:family="paragraph" style:parent-style-name="Header">
      <style:paragraph-properties style:border-line-width-bottom="0.018cm 0.018cm 0.018cm" fo:padding-left="0cm" fo:padding-right="0cm" fo:padding-top="0cm" fo:padding-bottom="0.035cm" fo:border-left="none" fo:border-right="none" fo:border-top="none" fo:border-bottom="1.5pt double #00000a">
        <style:tab-stops>
          <style:tab-stop style:position="16.503cm" style:type="right"/>
        </style:tab-stops>
      </style:paragraph-properties>
    </style:style>
    <style:style style:name="P3" style:family="paragraph" style:parent-style-name="Footer">
      <style:paragraph-properties style:border-line-width-top="0.018cm 0.018cm 0.018cm" fo:padding="0cm" fo:border-left="none" fo:border-right="none" fo:border-top="1.5pt double #00000a" fo:border-bottom="none"/>
      <style:text-properties officeooo:rsid="002545cf" officeooo:paragraph-rsid="002545cf"/>
    </style:style>
    <style:style style:name="P4" style:family="paragraph" style:parent-style-name="Footer">
      <style:paragraph-properties style:border-line-width-top="0.018cm 0.018cm 0.018cm" fo:padding="0cm" fo:border-left="none" fo:border-right="none" fo:border-top="1.5pt double #00000a" fo:border-bottom="none"/>
      <style:text-properties officeooo:rsid="00196f73" officeooo:paragraph-rsid="00196f73"/>
    </style:style>
    <style:style style:name="P5" style:family="paragraph" style:parent-style-name="Titulo_5f_Portada_5f_Pequeño">
      <style:text-properties fo:language="es" fo:country="ES"/>
    </style:style>
    <style:style style:name="P6" style:family="paragraph" style:parent-style-name="Titulo_5f_Portada_5f_Pequeño">
      <style:text-properties fo:language="es" fo:country="ES" officeooo:rsid="00062e54" officeooo:paragraph-rsid="00062e54"/>
    </style:style>
    <style:style style:name="P7" style:family="paragraph" style:parent-style-name="Titulo_5f_Portada">
      <style:text-properties fo:font-variant="normal" fo:text-transform="none" style:font-name="Arial Black1" fo:font-size="26pt" fo:language="es" fo:country="ES" style:font-size-asian="26pt"/>
    </style:style>
    <style:style style:name="P8" style:family="paragraph" style:parent-style-name="Standard">
      <style:paragraph-properties fo:margin-left="2cm" fo:margin-right="1.997cm" fo:text-align="center" style:justify-single-word="false" fo:text-indent="0cm" style:auto-text-indent="false" fo:padding-left="0.141cm" fo:padding-right="0.141cm" fo:padding-top="0.035cm" fo:padding-bottom="0.035cm" fo:border="0.51pt solid #00000a"/>
      <style:text-properties fo:color="#92d050" fo:font-size="36pt" fo:font-weight="bold" style:font-size-asian="36pt" style:font-weight-asian="bold" style:font-size-complex="36pt"/>
    </style:style>
    <style:style style:name="P9" style:family="paragraph" style:parent-style-name="Standard">
      <style:text-properties officeooo:paragraph-rsid="0004ddba"/>
    </style:style>
    <style:style style:name="P10" style:family="paragraph" style:parent-style-name="Standard">
      <style:text-properties officeooo:rsid="00062e54" officeooo:paragraph-rsid="00062e54"/>
    </style:style>
    <style:style style:name="P11" style:family="paragraph" style:parent-style-name="Standard">
      <style:text-properties officeooo:paragraph-rsid="000d7f48"/>
    </style:style>
    <style:style style:name="P12" style:family="paragraph" style:parent-style-name="Standard">
      <style:text-properties officeooo:rsid="00212421" officeooo:paragraph-rsid="0020ca06"/>
    </style:style>
    <style:style style:name="P13" style:family="paragraph" style:parent-style-name="Standard">
      <style:text-properties officeooo:rsid="0035792c" officeooo:paragraph-rsid="0035792c"/>
    </style:style>
    <style:style style:name="P14" style:family="paragraph" style:parent-style-name="Standard">
      <style:text-properties officeooo:rsid="00221b65" officeooo:paragraph-rsid="003de9ad"/>
    </style:style>
    <style:style style:name="P15" style:family="paragraph" style:parent-style-name="Standard">
      <style:text-properties officeooo:rsid="00499c1e" officeooo:paragraph-rsid="00499c1e"/>
    </style:style>
    <style:style style:name="P16" style:family="paragraph" style:parent-style-name="Standard">
      <style:text-properties officeooo:rsid="0022ab86" officeooo:paragraph-rsid="003de9ad"/>
    </style:style>
    <style:style style:name="P17" style:family="paragraph" style:parent-style-name="Standard">
      <style:paragraph-properties fo:margin-left="1.531cm" fo:margin-right="0.12cm" fo:text-indent="-1.531cm" style:auto-text-indent="false"/>
      <style:text-properties officeooo:rsid="00221b65" officeooo:paragraph-rsid="003de9ad"/>
    </style:style>
    <style:style style:name="P18" style:family="paragraph" style:parent-style-name="Text_20_body">
      <style:text-properties officeooo:rsid="00221b65" officeooo:paragraph-rsid="003de9ad"/>
    </style:style>
    <style:style style:name="P19" style:family="paragraph" style:parent-style-name="Text_20_body">
      <style:text-properties officeooo:paragraph-rsid="003de9ad"/>
    </style:style>
    <style:style style:name="P20" style:family="paragraph" style:parent-style-name="Text_20_body">
      <style:paragraph-properties fo:text-align="center" style:justify-single-word="false"/>
      <style:text-properties fo:color="#ff0000" fo:font-size="14pt" fo:font-weight="bold" officeooo:rsid="004809c8" officeooo:paragraph-rsid="004809c8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color="#ff0000" fo:font-size="14pt" fo:font-weight="bold" officeooo:rsid="004809c8" officeooo:paragraph-rsid="0049f41a" style:font-size-asian="14pt" style:font-weight-asian="bold" style:font-size-complex="14pt" style:font-weight-complex="bold"/>
    </style:style>
    <style:style style:name="P2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5" style:family="paragraph" style:parent-style-name="Heading_20_1" style:list-style-name="WWNum3">
      <style:text-properties officeooo:rsid="00499fec" officeooo:paragraph-rsid="00499fec"/>
    </style:style>
    <style:style style:name="P26" style:family="paragraph" style:parent-style-name="Heading_20_1" style:list-style-name="WWNum3">
      <style:paragraph-properties fo:margin-left="1.531cm" fo:margin-right="0.12cm" fo:text-indent="-1.531cm" style:auto-text-indent="false" fo:break-before="page"/>
      <style:text-properties officeooo:rsid="003de9ad" officeooo:paragraph-rsid="003de9ad"/>
    </style:style>
    <style:style style:name="P27" style:family="paragraph" style:parent-style-name="Heading_20_1" style:list-style-name="">
      <style:paragraph-properties fo:margin-left="1.531cm" fo:margin-right="0.12cm" fo:text-indent="-1.531cm" style:auto-text-indent="false" fo:break-before="page"/>
    </style:style>
    <style:style style:name="P28" style:family="paragraph" style:parent-style-name="Heading_20_1" style:list-style-name="WWNum3">
      <style:paragraph-properties fo:margin-left="1.531cm" fo:margin-right="0.12cm" fo:text-indent="-1.531cm" style:auto-text-indent="false"/>
      <style:text-properties officeooo:rsid="00062e54" officeooo:paragraph-rsid="00062e54"/>
    </style:style>
    <style:style style:name="P29" style:family="paragraph" style:parent-style-name="Heading_20_1" style:list-style-name="WWNum3">
      <style:paragraph-properties fo:margin-left="1.531cm" fo:margin-right="0.12cm" fo:text-indent="-1.531cm" style:auto-text-indent="false"/>
      <style:text-properties officeooo:rsid="003de9ad" officeooo:paragraph-rsid="003de9ad"/>
    </style:style>
    <style:style style:name="P30" style:family="paragraph" style:parent-style-name="Heading_20_1" style:list-style-name="">
      <style:paragraph-properties fo:margin-left="1.531cm" fo:margin-right="0.12cm" fo:text-indent="-1.531cm" style:auto-text-indent="false"/>
    </style:style>
    <style:style style:name="P31" style:family="paragraph" style:parent-style-name="Heading_20_1" style:list-style-name="">
      <style:paragraph-properties fo:margin-left="1.531cm" fo:margin-right="0.12cm" fo:text-indent="-1.531cm" style:auto-text-indent="false"/>
      <style:text-properties officeooo:paragraph-rsid="003de9ad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paragraph-rsid="003de9ad"/>
    </style:style>
    <style:style style:name="P34" style:family="paragraph" style:parent-style-name="Standard" style:master-page-name="Standard">
      <style:paragraph-properties fo:text-align="end" style:justify-single-word="false" style:page-number="auto"/>
      <style:text-properties style:text-position="-62% 100%" style:font-name="Century Gothic" fo:language="it" fo:country="IT" fo:font-weight="bold" style:font-weight-asian="bold" style:font-name-complex="Arial1" style:font-size-complex="10pt"/>
    </style:style>
    <style:style style:name="P35" style:family="paragraph" style:parent-style-name="Standard" style:list-style-name="L1">
      <style:text-properties officeooo:rsid="00062e54"/>
    </style:style>
    <style:style style:name="P36" style:family="paragraph" style:parent-style-name="Standard" style:list-style-name="L1">
      <style:text-properties officeooo:rsid="003884fb" officeooo:paragraph-rsid="003884fb"/>
    </style:style>
    <style:style style:name="P37" style:family="paragraph" style:parent-style-name="Standard" style:list-style-name="L2">
      <style:text-properties officeooo:rsid="002e34d1" officeooo:paragraph-rsid="002e34d1"/>
    </style:style>
    <style:style style:name="P38" style:family="paragraph" style:parent-style-name="Standard" style:list-style-name="L3">
      <style:text-properties officeooo:rsid="002c90d8" officeooo:paragraph-rsid="002c90d8"/>
    </style:style>
    <style:style style:name="P39" style:family="paragraph" style:parent-style-name="Standard" style:list-style-name="L3">
      <style:text-properties officeooo:rsid="002c90d8" officeooo:paragraph-rsid="0038ac0b"/>
    </style:style>
    <style:style style:name="P40" style:family="paragraph" style:parent-style-name="Standard" style:list-style-name="L4">
      <style:text-properties officeooo:paragraph-rsid="002f741e"/>
    </style:style>
    <style:style style:name="P41" style:family="paragraph" style:parent-style-name="Standard" style:list-style-name="L5">
      <style:text-properties officeooo:rsid="00078dfd" officeooo:paragraph-rsid="00078dfd"/>
    </style:style>
    <style:style style:name="P42" style:family="paragraph" style:parent-style-name="Standard" style:list-style-name="L5">
      <style:text-properties officeooo:rsid="00078dfd" officeooo:paragraph-rsid="0021181e"/>
    </style:style>
    <style:style style:name="P43" style:family="paragraph" style:parent-style-name="Standard" style:list-style-name="L5">
      <style:text-properties officeooo:rsid="000cb3bd" officeooo:paragraph-rsid="0038ac0b"/>
    </style:style>
    <style:style style:name="P44" style:family="paragraph" style:parent-style-name="Standard" style:list-style-name="L7">
      <style:text-properties officeooo:rsid="00194199" officeooo:paragraph-rsid="00194199"/>
    </style:style>
    <style:style style:name="P45" style:family="paragraph" style:parent-style-name="Standard" style:list-style-name="L8">
      <style:text-properties officeooo:paragraph-rsid="000d7f48"/>
    </style:style>
    <style:style style:name="P46" style:family="paragraph" style:parent-style-name="Standard" style:list-style-name="L8">
      <style:text-properties officeooo:rsid="000d7f48" officeooo:paragraph-rsid="000d7f48"/>
    </style:style>
    <style:style style:name="P47" style:family="paragraph" style:parent-style-name="Standard" style:list-style-name="L8">
      <style:text-properties officeooo:rsid="003bfd72" officeooo:paragraph-rsid="003bfd72"/>
    </style:style>
    <style:style style:name="P48" style:family="paragraph" style:parent-style-name="Standard" style:list-style-name="L9">
      <style:text-properties officeooo:rsid="0035792c" officeooo:paragraph-rsid="0035792c"/>
    </style:style>
    <style:style style:name="P49" style:family="paragraph" style:parent-style-name="Standard" style:list-style-name="L10">
      <style:text-properties officeooo:rsid="00221b65" officeooo:paragraph-rsid="00499c1e"/>
    </style:style>
    <style:style style:name="P50" style:family="paragraph" style:parent-style-name="Standard" style:list-style-name="L10">
      <style:text-properties officeooo:rsid="00221b65" officeooo:paragraph-rsid="003de9ad"/>
    </style:style>
    <style:style style:name="P51" style:family="paragraph" style:parent-style-name="Standard" style:list-style-name="L11">
      <style:text-properties officeooo:rsid="00221b65" officeooo:paragraph-rsid="003de9ad"/>
    </style:style>
    <style:style style:name="P52" style:family="paragraph" style:parent-style-name="Standard" style:list-style-name="L11">
      <style:text-properties officeooo:rsid="00221b65" officeooo:paragraph-rsid="00499c1e"/>
    </style:style>
    <style:style style:name="P53" style:family="paragraph" style:parent-style-name="Standard" style:list-style-name="L10">
      <style:text-properties officeooo:rsid="002b54d1" officeooo:paragraph-rsid="003de9ad"/>
    </style:style>
    <style:style style:name="P54" style:family="paragraph" style:parent-style-name="Standard" style:list-style-name="L10">
      <style:text-properties officeooo:rsid="00499c1e" officeooo:paragraph-rsid="00499c1e"/>
    </style:style>
    <style:style style:name="P55" style:family="paragraph" style:parent-style-name="Standard" style:list-style-name="L11">
      <style:text-properties officeooo:rsid="00499c1e" officeooo:paragraph-rsid="00499c1e"/>
    </style:style>
    <style:style style:name="P56" style:family="paragraph" style:parent-style-name="index_20_heading" style:master-page-name="Converted1">
      <style:paragraph-properties style:page-number="1"/>
      <style:text-properties officeooo:paragraph-rsid="0015b8bf"/>
    </style:style>
    <style:style style:name="P57" style:family="paragraph" style:parent-style-name="Text_20_body" style:list-style-name="L6">
      <style:text-properties officeooo:rsid="001b4929" officeooo:paragraph-rsid="001b4929"/>
    </style:style>
    <style:style style:name="P58" style:family="paragraph" style:parent-style-name="Heading_20_2" style:list-style-name="WWNum3"/>
    <style:style style:name="P59" style:family="paragraph" style:parent-style-name="Heading_20_2" style:list-style-name="WWNum3">
      <style:text-properties officeooo:rsid="003de9ad" officeooo:paragraph-rsid="003de9ad"/>
    </style:style>
    <style:style style:name="P60" style:family="paragraph" style:parent-style-name="Heading_20_2" style:list-style-name="WWNum3">
      <style:text-properties officeooo:rsid="00221b65" officeooo:paragraph-rsid="003de9ad"/>
    </style:style>
    <style:style style:name="P61" style:family="paragraph" style:parent-style-name="Heading_20_2" style:list-style-name="WWNum3">
      <style:text-properties officeooo:rsid="000d7f48" officeooo:paragraph-rsid="003de9ad"/>
    </style:style>
    <style:style style:name="P62" style:family="paragraph" style:parent-style-name="Heading_20_3" style:list-style-name="WWNum3"/>
    <style:style style:name="T1" style:family="text">
      <style:text-properties fo:font-style="italic" style:font-style-asian="italic" style:font-size-complex="10pt"/>
    </style:style>
    <style:style style:name="T2" style:family="text">
      <style:text-properties fo:font-style="italic" officeooo:rsid="00278caf" style:font-style-asian="italic" style:font-size-complex="10pt"/>
    </style:style>
    <style:style style:name="T3" style:family="text">
      <style:text-properties officeooo:rsid="00499c1e"/>
    </style:style>
    <style:style style:name="T4" style:family="text">
      <style:text-properties officeooo:rsid="0008e1a7"/>
    </style:style>
    <style:style style:name="T5" style:family="text">
      <style:text-properties officeooo:rsid="000cb3bd"/>
    </style:style>
    <style:style style:name="T6" style:family="text">
      <style:text-properties officeooo:rsid="000d7f48"/>
    </style:style>
    <style:style style:name="T7" style:family="text">
      <style:text-properties officeooo:rsid="000edd58"/>
    </style:style>
    <style:style style:name="T8" style:family="text">
      <style:text-properties officeooo:rsid="00123c64"/>
    </style:style>
    <style:style style:name="T9" style:family="text">
      <style:text-properties officeooo:rsid="0019ba64"/>
    </style:style>
    <style:style style:name="T10" style:family="text">
      <style:text-properties officeooo:rsid="001b4929"/>
    </style:style>
    <style:style style:name="T11" style:family="text">
      <style:text-properties officeooo:rsid="001d3ede"/>
    </style:style>
    <style:style style:name="T12" style:family="text">
      <style:text-properties officeooo:rsid="001fe758"/>
    </style:style>
    <style:style style:name="T13" style:family="text">
      <style:text-properties officeooo:rsid="0021181e"/>
    </style:style>
    <style:style style:name="T14" style:family="text">
      <style:text-properties officeooo:rsid="00278caf"/>
    </style:style>
    <style:style style:name="T15" style:family="text">
      <style:text-properties officeooo:rsid="00298932"/>
    </style:style>
    <style:style style:name="T16" style:family="text">
      <style:text-properties officeooo:rsid="0032f6fd"/>
    </style:style>
    <style:style style:name="T17" style:family="text">
      <style:text-properties officeooo:rsid="003422c1"/>
    </style:style>
    <style:style style:name="T18" style:family="text">
      <style:text-properties officeooo:rsid="00362620"/>
    </style:style>
    <style:style style:name="T19" style:family="text">
      <style:text-properties officeooo:rsid="0038ac0b"/>
    </style:style>
    <style:style style:name="T20" style:family="text">
      <style:text-properties officeooo:rsid="0039e060"/>
    </style:style>
    <style:style style:name="T21" style:family="text">
      <style:text-properties officeooo:rsid="003de9ad"/>
    </style:style>
    <style:style style:name="T22" style:family="text">
      <style:text-properties officeooo:rsid="00221b65"/>
    </style:style>
    <style:style style:name="T23" style:family="text">
      <style:text-properties officeooo:rsid="002b54d1"/>
    </style:style>
    <style:style style:name="T24" style:family="text">
      <style:text-properties officeooo:rsid="0027c80b"/>
    </style:style>
    <style:style style:name="T25" style:family="text">
      <style:text-properties officeooo:rsid="0022ab86"/>
    </style:style>
    <style:style style:name="T26" style:family="text">
      <style:text-properties officeooo:rsid="0045c771"/>
    </style:style>
    <style:style style:name="T27" style:family="text">
      <style:text-properties officeooo:rsid="00467f62"/>
    </style:style>
    <style:style style:name="T28" style:family="text">
      <style:text-properties officeooo:rsid="004809c8"/>
    </style:style>
    <style:style style:name="T29" style:family="text">
      <style:text-properties officeooo:rsid="0049f41a"/>
    </style:style>
    <style:style style:name="T30" style:family="text">
      <style:text-properties officeooo:rsid="004a6d01"/>
    </style:style>
    <style:style style:name="T31" style:family="text">
      <style:text-properties officeooo:rsid="004aaa0e"/>
    </style:style>
    <style:style style:name="T32" style:family="text">
      <style:text-properties officeooo:rsid="004f1d18"/>
    </style:style>
    <style:style style:name="T33" style:family="text">
      <style:text-properties officeooo:rsid="005119e8"/>
    </style:style>
    <style:style style:name="T34" style:family="text">
      <style:text-properties officeooo:rsid="0051c27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Nombre de la empresa y datos de contacto</text:p>
      <text:p text:style-name="Standard"><text:bookmark text:name="_GoBack"/></text:p>
      <text:p text:style-name="Standard"/>
      <text:p text:style-name="Standard"/>
      <text:p text:style-name="Standard"/>
      <text:p text:style-name="P8">LOGO DE LA EMPRESA</text:p>
      <text:p text:style-name="Standard"/>
      <text:p text:style-name="Standard"/>
      <text:p text:style-name="Standard"/>
      <text:p text:style-name="P7"><text:title>Proyecto XX</text:title></text:p>
      <text:p text:style-name="P5"/>
      <text:p text:style-name="P6">Plan de gestión, <text:span text:style-name="T27">ANÁLISIS, DISEÑO</text:span> <text:span text:style-name="T27">Y MEMORIA </text:span>del proyecto</text:p>
      <text:p text:style-name="Standard"/>
      <text:p text:style-name="P56"><text:span text:style-name="T14">Í</text:span>NDICE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a de contenidos</text:p>
          </text:index-title>
          <text:p text:style-name="P22"><text:a xlink:type="simple" xlink:href="#__RefHeading___Toc222_326441859" text:style-name="Index_20_Link" text:visited-style-name="Index_20_Link">1. Introducción<text:tab/>2</text:a></text:p>
          <text:p text:style-name="P22"><text:a xlink:type="simple" xlink:href="#__RefHeading___Toc224_326441859" text:style-name="Index_20_Link" text:visited-style-name="Index_20_Link">2. Organización del proyecto<text:tab/>2</text:a></text:p>
          <text:p text:style-name="P22"><text:a xlink:type="simple" xlink:href="#__RefHeading___Toc8508_316662375" text:style-name="Index_20_Link" text:visited-style-name="Index_20_Link">3. Plan de gestión del proyecto<text:tab/>2</text:a></text:p>
          <text:p text:style-name="P23"><text:a xlink:type="simple" xlink:href="#__RefHeading___Toc8510_316662375" text:style-name="Index_20_Link" text:visited-style-name="Index_20_Link">3.1. Procesos<text:tab/>2</text:a></text:p>
          <text:p text:style-name="P24"><text:a xlink:type="simple" xlink:href="#__RefHeading___Toc1369_1585771543" text:style-name="Index_20_Link" text:visited-style-name="Index_20_Link">3.1.1. Procesos de inicio del proyecto<text:tab/>2</text:a></text:p>
          <text:p text:style-name="P24"><text:a xlink:type="simple" xlink:href="#__RefHeading___Toc1371_1585771543" text:style-name="Index_20_Link" text:visited-style-name="Index_20_Link">3.1.2. Procesos de ejecución y control del proyecto<text:tab/>2</text:a></text:p>
          <text:p text:style-name="P24"><text:a xlink:type="simple" xlink:href="#__RefHeading___Toc228_326441859" text:style-name="Index_20_Link" text:visited-style-name="Index_20_Link">3.1.3. Procesos técnicos<text:tab/>2</text:a></text:p>
          <text:p text:style-name="P23"><text:a xlink:type="simple" xlink:href="#__RefHeading___Toc232_326441859" text:style-name="Index_20_Link" text:visited-style-name="Index_20_Link">3.2. Planes<text:tab/>3</text:a></text:p>
          <text:p text:style-name="P24"><text:a xlink:type="simple" xlink:href="#__RefHeading___Toc1375_1585771543" text:style-name="Index_20_Link" text:visited-style-name="Index_20_Link">3.2.1. Plan de gestión de configuraciones<text:tab/>3</text:a></text:p>
          <text:p text:style-name="P24"><text:a xlink:type="simple" xlink:href="#__RefHeading___Toc1979_1585771543" text:style-name="Index_20_Link" text:visited-style-name="Index_20_Link">3.2.2. Plan de construcción y despliegue del software<text:tab/>3</text:a></text:p>
          <text:p text:style-name="P24"><text:a xlink:type="simple" xlink:href="#__RefHeading___Toc1377_1585771543" text:style-name="Index_20_Link" text:visited-style-name="Index_20_Link">3.2.3. Plan de aseguramiento de la calidad<text:tab/>3</text:a></text:p>
          <text:p text:style-name="P24"><text:a xlink:type="simple" xlink:href="#__RefHeading___Toc1381_1585771543" text:style-name="Index_20_Link" text:visited-style-name="Index_20_Link">3.2.4. Calendario del proyecto y división del trabajo<text:tab/>3</text:a></text:p>
          <text:p text:style-name="P22"><text:a xlink:type="simple" xlink:href="#__RefHeading___Toc8512_316662375" text:style-name="Index_20_Link" text:visited-style-name="Index_20_Link">4. Análisis y diseño del sistema<text:tab/>4</text:a></text:p>
          <text:p text:style-name="P23"><text:a xlink:type="simple" xlink:href="#__RefHeading___Toc3977_316662375" text:style-name="Index_20_Link" text:visited-style-name="Index_20_Link">4.1. Análisis de requisitos<text:tab/>4</text:a></text:p>
          <text:p text:style-name="P23"><text:a xlink:type="simple" xlink:href="#__RefHeading___Toc3979_316662375" text:style-name="Index_20_Link" text:visited-style-name="Index_20_Link">4.2. Diseño del sistema<text:tab/>4</text:a></text:p>
          <text:p text:style-name="P22"><text:a xlink:type="simple" xlink:href="#__RefHeading___Toc8514_316662375" text:style-name="Index_20_Link" text:visited-style-name="Index_20_Link">5. Memoria del proyecto<text:tab/>5</text:a></text:p>
          <text:p text:style-name="P23"><text:a xlink:type="simple" xlink:href="#__RefHeading___Toc1369_15857715431" text:style-name="Index_20_Link" text:visited-style-name="Index_20_Link">5.1. Inicio del proyecto<text:tab/>5</text:a></text:p>
          <text:p text:style-name="P23"><text:a xlink:type="simple" xlink:href="#__RefHeading___Toc1371_15857715431" text:style-name="Index_20_Link" text:visited-style-name="Index_20_Link">5.2. Ejecución y control del proyecto<text:tab/>5</text:a></text:p>
          <text:p text:style-name="P23"><text:a xlink:type="simple" xlink:href="#__RefHeading___Toc1373_1585771543" text:style-name="Index_20_Link" text:visited-style-name="Index_20_Link">5.3. Cierre del proyecto<text:tab/>5</text:a></text:p>
          <text:p text:style-name="P22"><text:a xlink:type="simple" xlink:href="#__RefHeading___Toc8516_316662375" text:style-name="Index_20_Link" text:visited-style-name="Index_20_Link">6. Conclusiones<text:tab/>6</text:a></text:p>
          <text:p text:style-name="P22"><text:a xlink:type="simple" xlink:href="#__RefHeading___Toc234_326441859" text:style-name="Index_20_Link" text:visited-style-name="Index_20_Link">Anexo I. Glosario<text:tab/>7</text:a></text:p>
          <text:p text:style-name="P22"><text:a xlink:type="simple" xlink:href="#__RefHeading___Toc8518_316662375" text:style-name="Index_20_Link" text:visited-style-name="Index_20_Link">Anexo II. Actas de todas las reuniones realizadas<text:tab/>7</text:a></text:p>
          <text:p text:style-name="P22"><text:a xlink:type="simple" xlink:href="#__RefHeading___Toc236_326441859" text:style-name="Index_20_Link" text:visited-style-name="Index_20_Link">Anexo III. Otros anexos que se consideren necesarios<text:tab/>7</text:a></text:p>
        </text:index-body>
      </text:table-of-content>
      <text:p text:style-name="Standard"/>
      <text:list xml:id="list1628047504" text:style-name="WWNum3">
        <text:list-item>
          <text:h text:style-name="P26" text:outline-level="1"><text:bookmark-start text:name="__RefHeading___Toc222_326441859"/>Introducción<text:bookmark-end text:name="__RefHeading___Toc222_326441859"/></text:h>
        </text:list-item>
      </text:list>
      <text:p text:style-name="P10">Resumen del proyecto, propósito, alcance, objetivos, entregables e hitos principales. Alrededor de una página es suficiente.</text:p>
      <text:p text:style-name="Standard"/>
      <text:p text:style-name="P12"><text:span text:style-name="T15">Incluir una breve</text:span> descripción de la estructura del resto del documento.</text:p>
      <text:p text:style-name="Standard"/>
      <text:list xml:id="list160751841876976" text:continue-numbering="true" text:style-name="WWNum3">
        <text:list-item>
          <text:h text:style-name="P28" text:outline-level="1"><text:bookmark-start text:name="_Toc471918249"/><text:bookmark-start text:name="__RefHeading___Toc224_326441859"/>O<text:bookmark-end text:name="_Toc471918249"/>rganización del proyecto<text:bookmark-end text:name="__RefHeading___Toc224_326441859"/></text:h>
        </text:list-item>
      </text:list>
      <text:list xml:id="list649078824" text:style-name="L1">
        <text:list-item>
          <text:p text:style-name="P35">Equipo del proyecto: integrantes del mismo, roles y responsabilidades. Qué hace dentro del proyecto cada miembro del equipo. Aunque es normal que todo el mundo haga varias cosas, también es importante que haya responsables definidos para las tareas importantes.</text:p>
          <text:list>
            <text:list-item>
              <text:p text:style-name="P36">Es importante determinar un director o directora de proyecto.</text:p>
            </text:list-item>
          </text:list>
        </text:list-item>
      </text:list>
      <text:p text:style-name="Standard"/>
      <text:list xml:id="list160752026899109" text:continue-list="list160751841876976" text:style-name="WWNum3">
        <text:list-item>
          <text:h text:style-name="P29" text:outline-level="1"><text:bookmark-start text:name="__RefHeading___Toc8508_316662375"/>Plan de gestión del proyecto<text:bookmark-end text:name="__RefHeading___Toc8508_316662375"/></text:h>
          <text:list>
            <text:list-item>
              <text:h text:style-name="P59" text:outline-level="2"><text:bookmark-start text:name="__RefHeading___Toc8510_316662375"/>Proceso<text:span text:style-name="T26">s</text:span><text:bookmark-end text:name="__RefHeading___Toc8510_316662375"/></text:h>
            </text:list-item>
          </text:list>
        </text:list-item>
      </text:list>
      <text:p text:style-name="Text_20_body">Aquí <text:span text:style-name="T7">se describe cómo se llevarán a cabo distintas tareas que hay que realizar en distintos momentos del proyecto.</text:span></text:p>
      <text:list xml:id="list160750681355130" text:continue-numbering="true" text:style-name="WWNum3">
        <text:list-item>
          <text:list>
            <text:list-item>
              <text:list>
                <text:list-item>
                  <text:h text:style-name="P62" text:outline-level="3"><text:bookmark-start text:name="__RefHeading___Toc1369_1585771543"/>Procesos de inicio del proyecto<text:bookmark-end text:name="__RefHeading___Toc1369_1585771543"/></text:h>
                </text:list-item>
              </text:list>
            </text:list-item>
          </text:list>
        </text:list-item>
      </text:list>
      <text:list xml:id="list2195953641" text:style-name="L2">
        <text:list-item>
          <text:p text:style-name="P37">Cómo se van a identificar y asignar recursos (p.ej. conseguir servidores en cloud o teléfonos móviles para pruebas, pero también registrarse para acceder a API que se quieran integrar o a herramientas online que se quieran usar etc.). </text:p>
        </text:list-item>
        <text:list-item>
          <text:p text:style-name="P37">Cómo se va a abordar la formación inicial de los miembros del equipo (revisar qué tecnologías se van a usar, qué componentes se van a integrar, con qué API hay que conectar y quiénes tienen que formarse, o autoformarse, en todas esas cosas y de qué manera (hacer algún curso online, planificar algo de tiempo para auto-formación con tutoriales y documentación etc.). </text:p>
        </text:list-item>
      </text:list>
      <text:list xml:id="list160750750803405" text:continue-list="list160750681355130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1371_1585771543"/><text:bookmark-start text:name="__RefNumPara__413_1585771543"/>Procesos de ejecución y control del proyecto<text:bookmark-end text:name="__RefHeading___Toc1371_1585771543"/><text:bookmark-end text:name="__RefNumPara__413_1585771543"/></text:h>
                </text:list-item>
              </text:list>
            </text:list-item>
          </text:list>
        </text:list-item>
      </text:list>
      <text:list xml:id="list3021178897" text:style-name="L3">
        <text:list-item>
          <text:p text:style-name="P38">Cómo se llevarán a cabo las comunicaciones internas, el registro de las decisiones tomadas en reuniones, la redacción de las actas etc.</text:p>
        </text:list-item>
        <text:list-item>
          <text:p text:style-name="P39">Cómo se van a determinar las tareas a realizar y el reparto de las mismas a integrantes del equipo en el día a día. </text:p>
        </text:list-item>
        <text:list-item>
          <text:p text:style-name="P39">Cómo se abordarán los temas de gestión del equipo <text:span text:style-name="T31">humano</text:span> (<text:span text:style-name="T31">p.ej. la</text:span> resolución de disputas).</text:p>
        </text:list-item>
        <text:list-item>
          <text:p text:style-name="P38">Qué se va a hacer respecto a medidas de progreso y monitorización del estado del proyecto (qué se mira/mide, cada cuánto tiempo, qué se hace si se detectan problemas de rendimiento o avance insuficiente o desviaciones respecto al plan inicial...).</text:p>
        </text:list-item>
        <text:list-item>
          <text:p text:style-name="P38">Cómo se hará la entrega de resultados.</text:p>
        </text:list-item>
      </text:list>
      <text:list xml:id="list160751249657611" text:continue-list="list160750750803405" text:style-name="WWNum3">
        <text:list-item>
          <text:list>
            <text:list-item>
              <text:list>
                <text:list-item>
                  <text:h text:style-name="P62" text:outline-level="3"><text:bookmark-start text:name="__RefHeading___Toc228_326441859"/>Procesos técnicos<text:bookmark-end text:name="__RefHeading___Toc228_326441859"/></text:h>
                </text:list-item>
              </text:list>
            </text:list-item>
          </text:list>
        </text:list-item>
      </text:list>
      <text:list xml:id="list2619152827" text:style-name="L4">
        <text:list-item>
          <text:p text:style-name="P40"><text:span text:style-name="T12">Describir los métodos, herramientas y técnicas necesarios tanto para construir el software (p.ej. herramientas de desarrollo) como para desplegarlo y probarlo (todos los necesarios para dar soporte a los planes descritos en la sección </text:span><text:span text:style-name="T12"><text:bookmark-ref text:reference-format="number" text:ref-name="__RefNumPara__311_1585771543">3.2</text:bookmark-ref></text:span><text:span text:style-name="T12">).</text:span></text:p>
        </text:list-item>
      </text:list>
      <text:p text:style-name="P9"/>
      <text:list xml:id="list160751941907711" text:continue-list="list160751249657611" text:style-name="WWNum3">
        <text:list-item>
          <text:list>
            <text:list-item>
              <text:h text:style-name="P58" text:outline-level="2"><text:bookmark-start text:name="__RefHeading___Toc232_326441859"/><text:bookmark-start text:name="__RefNumPara__311_1585771543"/>Planes<text:bookmark-end text:name="__RefHeading___Toc232_326441859"/><text:bookmark-end text:name="__RefNumPara__311_1585771543"/></text:h>
            </text:list-item>
          </text:list>
        </text:list-item>
      </text:list>
      <text:p text:style-name="Standard">Un plan establece un objetivo y, en general, qué necesitamos para conseguirlo. <text:span text:style-name="T32">L</text:span>levar a cabo los planes <text:span text:style-name="T32">que se describan aquí requerirá aplicar los procesos descritos en la sección </text:span><text:span text:style-name="T32"><text:bookmark-ref text:reference-format="chapter" text:ref-name="__RefHeading___Toc8510_316662375">3.1</text:bookmark-ref></text:span><text:span text:style-name="T32">, algunos una vez y otros </text:span><text:soft-page-break/><text:span text:style-name="T32">muchas veces. </text:span>Un plan <text:span text:style-name="T32">suele incluir</text:span> cuándo se llevan a cabo estos procesos (periódicamente, o en fechas concretas, o “al menos <text:span text:style-name="T32">N </text:span>veces” <text:span text:style-name="T32">etc.</text:span>) y quién es responsable (personas concretas <text:span text:style-name="T32">a veces, pero generalmente </text:span>roles) <text:span text:style-name="T32">de hacerlos, o de asegurarse que se hacen.</text:span></text:p>
      <text:list xml:id="list160751953926444" text:continue-numbering="true" text:style-name="WWNum3">
        <text:list-item>
          <text:list>
            <text:list-item>
              <text:list>
                <text:list-item>
                  <text:h text:style-name="P62" text:outline-level="3"><text:bookmark-start text:name="__RefHeading___Toc1375_1585771543"/>Plan de gestión de configuraciones<text:bookmark-end text:name="__RefHeading___Toc1375_1585771543"/></text:h>
                </text:list-item>
              </text:list>
            </text:list-item>
          </text:list>
        </text:list-item>
      </text:list>
      <text:list xml:id="list3818977912" text:style-name="L5">
        <text:list-item>
          <text:p text:style-name="P41">Convenciones de nombres <text:span text:style-name="T16">(documentos)</text:span> <text:span text:style-name="T16">y estándares de código (guías de estilos).</text:span></text:p>
        </text:list-item>
        <text:list-item>
          <text:p text:style-name="P41">Responsable o responsables de las distintas actividades (puesta en marcha, apoyo al equipo, revisión de commits, <text:span text:style-name="T10">copias de seguridad, control de las versiones entregadas a cliente</text:span>...).</text:p>
        </text:list-item>
        <text:list-item>
          <text:p text:style-name="P43">Recursos: repositorios de control de versiones (cuáles, cuántos, permisos de acceso a los mismos) <text:span text:style-name="T19">y</text:span> <text:span text:style-name="T19">sistema de gestión de incidencias.</text:span></text:p>
        </text:list-item>
        <text:list-item>
          <text:p text:style-name="P42">Procedimiento para realizar cambios <text:span text:style-name="T13">al código fuente y los documentos técnicos: </text:span>workflow de <text:span text:style-name="T5">control de versiones</text:span> utilizado, cuándo/cómo se permiten realizar commits al repositorio compartido, si tienen que ser aceptados <text:span text:style-name="T4">por alguien previamente</text:span> o no, <text:span text:style-name="T20">qué hay que anotar en el sistema de gestión de incidencias, quién decide el estado de las incidencias, en qué estados puede estar una incidencia etc.</text:span></text:p>
        </text:list-item>
      </text:list>
      <text:list xml:id="list160751754151391" text:continue-list="list160751953926444" text:style-name="WWNum3">
        <text:list-item>
          <text:list>
            <text:list-item>
              <text:list>
                <text:list-item>
                  <text:h text:style-name="P62" text:outline-level="3"><text:bookmark-start text:name="__RefHeading___Toc1979_1585771543"/>Plan de <text:span text:style-name="T9">construcción y despliegue del software</text:span><text:bookmark-end text:name="__RefHeading___Toc1979_1585771543"/></text:h>
                </text:list-item>
              </text:list>
            </text:list-item>
          </text:list>
        </text:list-item>
      </text:list>
      <text:list xml:id="list1365742917" text:style-name="L6">
        <text:list-item>
          <text:p text:style-name="P57">Cómo se construye <text:span text:style-name="T11">e integra </text:span>el software: si hay scripts de construcción automatizada o no (en ese caso qué se usa, y cómo se garantiza que todos los participantes compilan igual y con las mismas dependencias), qué se incluye en la construcción (descarga y actualización de dependencias, compilación, ejecución de tests automáticos...) y cada cuánto se construye (compila, integra, prueba) el sistema completo, <text:span text:style-name="T11">cómo se configuran los computadores de los desarrolladores.</text:span></text:p>
        </text:list-item>
        <text:list-item>
          <text:p text:style-name="P57">Cómo se despliega el software más allá de las máquinas de desarrollo: contenedores, máquinas virtuales, servidor en cloud etc. y cómo se configuran esos entornos (rutas, usuarios y contraseñas, puertos y otros elementos).</text:p>
        </text:list-item>
      </text:list>
      <text:list xml:id="list160750451477894" text:continue-list="list160751754151391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1377_1585771543"/>Plan de aseguramiento de la calidad<text:bookmark-end text:name="__RefHeading___Toc1377_1585771543"/></text:h>
                </text:list-item>
              </text:list>
            </text:list-item>
          </text:list>
        </text:list-item>
      </text:list>
      <text:list xml:id="list2824743996" text:style-name="L7">
        <text:list-item>
          <text:p text:style-name="P44"><text:span text:style-name="T30">G</text:span>uías para la documentación de diseño <text:span text:style-name="T30">del software y otros documentos del proyecto</text:span>, <text:span text:style-name="T30">guías para el diseño gráfico de las GUI (estética, usabilidad...).</text:span></text:p>
        </text:list-item>
        <text:list-item>
          <text:p text:style-name="P44">Actividades de control de calidad del código que se realizarán: revisiones de código por pares, revisiones de requisitos o diagramas UML por pares, tipos de tests automáticos o manuales que se llevarán a cabo.</text:p>
        </text:list-item>
      </text:list>
      <text:list xml:id="list160751372067935" text:continue-list="list160750451477894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1381_1585771543"/>Calendario del proyecto y división del trabajo<text:bookmark-end text:name="__RefHeading___Toc1381_1585771543"/></text:h>
                </text:list-item>
              </text:list>
            </text:list-item>
          </text:list>
        </text:list-item>
      </text:list>
      <text:list xml:id="list2332204922" text:style-name="L8">
        <text:list-item>
          <text:p text:style-name="P46"><text:span text:style-name="T16">D</text:span>iagrama de Gantt <text:span text:style-name="T17">que recoja las tareas a realizar</text:span>. <text:span text:style-name="T8">Tened en cuenta que trabajáis con dos iteraciones y por tanto que hay una entrega intermedia y una final, y esto debe estar reflejado en este diagrama. Tened en cuenta que es normal que lo tengáis que actualizar conforme avance el proyecto (cuándo y cómo establezcáis en la sección </text:span><text:span text:style-name="T8"><text:bookmark-ref text:reference-format="number" text:ref-name="__RefNumPara__413_1585771543">3.1.2</text:bookmark-ref></text:span><text:span text:style-name="T8">).</text:span></text:p>
          <text:list>
            <text:list-item>
              <text:p text:style-name="P47">Debe quedar claro qué requisitos van a estar completados en la primera iteración y cuáles en la segunda. Es posible que para la primera iteración no se planifique completar ningún requisito<text:span text:style-name="T33">,</text:span> pero en ese caso tiene que planificarse qué se hará y que faltará por hacer para cada requisito.</text:p>
            </text:list-item>
          </text:list>
        </text:list-item>
        <text:list-item>
          <text:p text:style-name="P45"><text:span text:style-name="T6">División del trabajo en partes (los módulos del software a desarrollar, pero también <text:s/>la documentación, el diseño gráfico, instalaciones o despliegues, pruebas manuales etc.) y reparto de los mismos entre el equipo de desarrollo, al menos a alto nivel (el reparto de labores concretas en el día a día no se detalla aquí, pero hay que explicar bajo qué criterios y quién/cómo se hace eso en la sección </text:span><text:span text:style-name="T6"><text:bookmark-ref text:reference-format="number" text:ref-name="__RefNumPara__413_1585771543">3.1.2</text:bookmark-ref></text:span><text:span text:style-name="T6">). Debe haber una correspondencia con las tareas que aparecen en el diagrama de Gantt (que no necesariamente tiene que ser una relación uno a uno).</text:span></text:p>
          <text:list>
            <text:list-item>
              <text:p text:style-name="P47"><text:soft-page-break/>Verifica<text:span text:style-name="T33">d</text:span> que esta división del trabajo cubre todos los requisitos.</text:p>
            </text:list-item>
          </text:list>
        </text:list-item>
      </text:list>
      <text:p text:style-name="P11"/>
      <text:list xml:id="list160751411546559" text:continue-list="list160751372067935" text:style-name="WWNum3">
        <text:list-item>
          <text:h text:style-name="P25" text:outline-level="1"><text:bookmark-start text:name="__RefHeading___Toc8512_316662375"/>Análisis y diseño del sistema<text:bookmark-end text:name="__RefHeading___Toc8512_316662375"/></text:h>
          <text:list>
            <text:list-item>
              <text:h text:style-name="P58" text:outline-level="2"><text:bookmark-start text:name="__RefHeading___Toc3977_316662375"/>Análisis de requisitos<text:bookmark-end text:name="__RefHeading___Toc3977_316662375"/></text:h>
            </text:list-item>
          </text:list>
        </text:list-item>
      </text:list>
      <text:p text:style-name="P13">Completar y detallar los requisitos preliminares incluidos en la propuesta técnica y económica. <text:span text:style-name="T18">Recordad que los requisitos deben ser completos, concretos, medibles cuando tenga sentido y lo menos ambiguos posible. También es importante que estén identificados para facilitar su trazabilidad.</text:span></text:p>
      <text:p text:style-name="P13"/>
      <text:list xml:id="list160751074493983" text:continue-numbering="true" text:style-name="WWNum3">
        <text:list-item>
          <text:list>
            <text:list-item>
              <text:h text:style-name="P58" text:outline-level="2"><text:bookmark-start text:name="__RefHeading___Toc3979_316662375"/>Diseño del sistema<text:bookmark-end text:name="__RefHeading___Toc3979_316662375"/></text:h>
            </text:list-item>
          </text:list>
        </text:list-item>
      </text:list>
      <text:list xml:id="list2943674113" text:style-name="L9">
        <text:list-item>
          <text:p text:style-name="P48">Diagramas arquitecturales (de módulos, de componentes y conectores, de distribución), patrones de diseño y estilos arquitecturales que se aplicarán. Las interfaces (de módulos y de componentes) son especialmente importantes. También lo son los protocolos de comunicación entre componentes.</text:p>
        </text:list-item>
        <text:list-item>
          <text:p text:style-name="P48">Tecnologías elegidas (lenguajes de programación, componentes que se integrarán, API web <text:span text:style-name="T18">externas </text:span>con las que se conectará <text:span text:style-name="T18">etc.</text:span>).</text:p>
        </text:list-item>
        <text:list-item>
          <text:p text:style-name="P48"><text:span text:style-name="T18">Otros a</text:span>spectos técnicos de interés (p.ej. si hay <text:span text:style-name="T20">base de datos si</text:span> va a ser SQL o NoSQL, si hay una API Web va a ser REST<text:span text:style-name="T34">[</text:span>ful<text:span text:style-name="T34">]</text:span> o no, si algunas de las operaciones van a ser asíncronas o no, si va a ser una aplicación móvil o de escritorio será nativa o se van a usar tecnologías web, cómo se van a considerar los requisitos de seguridad o de prestaciones, cómo y dónde se harán las instalaciones y despliegues etc.)</text:p>
        </text:list-item>
      </text:list>
      <text:p text:style-name="P13"/>
      <text:p text:style-name="P13">Hay que justificar todas las decisiones de diseño. Esto exige contestar a dos preguntas sobre cada decisión: ¿qué alternativas se barajaron? y ¿por qué se eligió una y no las otras?</text:p>
      <text:p text:style-name="P13"/>
      <text:list xml:id="list160752305183703" text:continue-list="list160751074493983" text:style-name="WWNum3">
        <text:list-item>
          <text:h text:style-name="P32" text:outline-level="1"><text:bookmark-start text:name="__RefHeading___Toc8514_316662375"/>Memoria del proyecto<text:bookmark-end text:name="__RefHeading___Toc8514_316662375"/></text:h>
        </text:list-item>
      </text:list>
      <text:p text:style-name="P20">ESTE CAPÍTULO NO SE RELLENA EN LA PRIMERA ENTREGA</text:p>
      <text:p text:style-name="P18">En este capítulo se describirá cómo se ha llevado a cabo el proyecto, qué cambios se han hecho respecto a la versión inicial, imprevistos surgidos, etc.</text:p>
      <text:list xml:id="list160752140907224" text:continue-numbering="true" text:style-name="WWNum3">
        <text:list-item>
          <text:list>
            <text:list-item>
              <text:h text:style-name="P60" text:outline-level="2"><text:bookmark-start text:name="__RefHeading___Toc1369_15857715431"/>Inicio del proyecto<text:bookmark-end text:name="__RefHeading___Toc1369_15857715431"/></text:h>
            </text:list-item>
          </text:list>
        </text:list-item>
      </text:list>
      <text:p text:style-name="P14">Describir cómo <text:span text:style-name="T28">transcurrió</text:span> esta fase del proyecto, <text:span text:style-name="T28">especialmente los resultados de llevar a cabo los procesos descritos en la sección </text:span><text:span text:style-name="T28"><text:bookmark-ref text:reference-format="chapter" text:ref-name="__RefHeading___Toc1369_1585771543">3.1.1</text:bookmark-ref></text:span><text:span text:style-name="T28">.</text:span></text:p>
      <text:list xml:id="list160751529882598" text:continue-numbering="true" text:style-name="WWNum3">
        <text:list-item>
          <text:list>
            <text:list-item>
              <text:h text:style-name="P61" text:outline-level="2"><text:bookmark-start text:name="__RefNumPara__413_15857715431"/><text:bookmark-start text:name="__RefHeading___Toc1371_15857715431"/><text:span text:style-name="T22">E</text:span>jecución y control del proyecto<text:bookmark-end text:name="__RefNumPara__413_15857715431"/><text:bookmark-end text:name="__RefHeading___Toc1371_15857715431"/></text:h>
            </text:list-item>
          </text:list>
        </text:list-item>
      </text:list>
      <text:p text:style-name="P14">Describir cómo transcurrió esta fase del proyecto, <text:span text:style-name="T28">especialmente los resultados de llevar a cabo los procesos descritos en la sección </text:span><text:span text:style-name="T28"><text:bookmark-ref text:reference-format="chapter" text:ref-name="__RefHeading___Toc1371_1585771543">3.1.2</text:bookmark-ref></text:span><text:span text:style-name="T28"><text:s/>y en la sección </text:span><text:span text:style-name="T28"><text:bookmark-ref text:reference-format="chapter" text:ref-name="__RefHeading___Toc228_326441859">3.1.3</text:bookmark-ref></text:span><text:span text:style-name="T28">. No olvidar:</text:span></text:p>
      <text:list xml:id="list2203374116" text:style-name="L10">
        <text:list-item>
          <text:p text:style-name="P49"><text:span text:style-name="T28">Cómo se ha realizado e</text:span>l reparto de trabajo entre miembros del equipo.<text:span text:style-name="T28"> Cómo ha transcurrido la comunicación interna. </text:span></text:p>
        </text:list-item>
        <text:list-item>
          <text:p text:style-name="P49"><text:span text:style-name="T28">Cómo se ha medido el </text:span>progreso del proyecto. <text:span text:style-name="T28">Cómo se sabía el trabajo realizado, el trabajo pendiente y lo que estaba haciendo cada persona.</text:span></text:p>
        </text:list-item>
        <text:list-item>
          <text:p text:style-name="P50">Los ajustes realizados cuando se detectaron divergencias frente al calendario inicial <text:span text:style-name="T28">(ajustes en el trabajo y/o ajustes en el calendario). Si se han identificado las causas de estas divergencias, explicarlas.</text:span></text:p>
        </text:list-item>
        <text:list-item>
          <text:p text:style-name="P53">Adecuación de las herramientas <text:span text:style-name="T28">y tecnologías empleadas. Si ha habido que cambiar alguna decisión de diseño o tecnología, y por qué.</text:span></text:p>
        </text:list-item>
        <text:list-item>
          <text:p text:style-name="P54">Funcionamiento de los procesos de control de versiones del código, construcción y despliegue. ¿Ha habido problemas con las integraciones? ¿Problemas con los despliegues? ¿Se han perdido cosas por errores humanos? ¿Cómo se han abordado estas tareas?</text:p>
        </text:list-item>
        <text:list-item>
          <text:p text:style-name="P54">Pruebas del software. ¿Se han podido cumplir las ideas que se tenían al respecto?</text:p>
        </text:list-item>
      </text:list>
      <text:list xml:id="list160751388657545" text:continue-list="list160751529882598" text:style-name="WWNum3">
        <text:list-item>
          <text:list>
            <text:list-item>
              <text:h text:style-name="P61" text:outline-level="2"><text:bookmark-start text:name="__RefHeading___Toc1373_1585771543"/><text:span text:style-name="T22">Ci</text:span>erre del proyecto<text:bookmark-end text:name="__RefHeading___Toc1373_1585771543"/></text:h>
            </text:list-item>
          </text:list>
        </text:list-item>
      </text:list>
      <text:p text:style-name="P15">Al menos:</text:p>
      <text:list xml:id="list4227006187" text:style-name="L11">
        <text:list-item>
          <text:p text:style-name="P51">Comparar las estimaciones iniciales (tamaño, esfuerzos, costes) con los resultados finales, <text:span text:style-name="T3">analizar los resultados</text:span> y <text:span text:style-name="T3">tratar de expresar algunas</text:span> lecciones aprendidas.</text:p>
        </text:list-item>
        <text:list-item>
          <text:p text:style-name="P55">Lecciones aprendidas sobre herramientas y tecnologías.</text:p>
        </text:list-item>
        <text:list-item>
          <text:p text:style-name="P52">Recopilar los esfuerzos dedicados al proyecto por cada uno de los participantes: <text:span text:style-name="T3">horas trabajadas y actividades realizadas por cada persona.</text:span></text:p>
        </text:list-item>
      </text:list>
      <text:p text:style-name="P14"/>
      <text:list xml:id="list160751527775235" text:continue-list="list160751388657545" text:style-name="WWNum3">
        <text:list-item>
          <text:h text:style-name="P33" text:outline-level="1"><text:bookmark-start text:name="__RefHeading___Toc8516_316662375"/>Conclusiones<text:bookmark-end text:name="__RefHeading___Toc8516_316662375"/></text:h>
        </text:list-item>
      </text:list>
      <text:p text:style-name="P21">ESTE CAPÍTULO <text:span text:style-name="T29">SOLO SE</text:span> RELLENA EN LA <text:span text:style-name="T29">ENTREGA FINAL</text:span></text:p>
      <text:p text:style-name="P16">Además de conclusiones personales (razonadas) sobre el <text:span text:style-name="T23">transcurso del </text:span>proyecto realizado, es importante plantear ideas para mejorar los procesos llevados a cabo: si hubiera que iniciar un nuevo proyecto inmediatamente usando una metodología de gestión basada en procesos, ¿qué cambios haríais respecto a los procesos que habéis seguido <text:span text:style-name="T24">durante </text:span>este proyecto? <text:s/><text:span text:style-name="T3">¿Qué cosas está claro que haríais de otra forma? ¿Qué cosas seguiríais haciendo más o menos igual?</text:span></text:p>
      <text:p text:style-name="P16"/>
      <text:h text:style-name="P27" text:outline-level="1"><text:bookmark-start text:name="_Toc471918254"/><text:bookmark-start text:name="__RefHeading___Toc234_326441859"/>Anexo I. Glosario<text:bookmark-end text:name="_Toc471918254"/><text:bookmark-end text:name="__RefHeading___Toc234_326441859"/></text:h>
      <text:p text:style-name="Standard">Explicación de acrónimos y términos técnicos utilizados.</text:p>
      <text:p text:style-name="Standard"/>
      <text:h text:style-name="P31" text:outline-level="1"><text:bookmark-start text:name="__RefHeading___Toc8518_316662375"/>Anexo II. <text:span text:style-name="T22">Actas de todas las reuniones realizadas</text:span><text:bookmark-end text:name="__RefHeading___Toc8518_316662375"/></text:h>
      <text:p text:style-name="P21">ESTE <text:span text:style-name="T29">ANEXO</text:span> <text:span text:style-name="T29">SOLO SE</text:span> RELLENA EN LA <text:span text:style-name="T29">ENTREGA FINAL</text:span></text:p>
      <text:p text:style-name="P19"><text:span text:style-name="T25">Incluir</text:span> aquí todas las actas de las reuniones realizadas, ordenadas cronológicamente.</text:p>
      <text:p text:style-name="P17"/>
      <text:h text:style-name="P30" text:outline-level="1"><text:bookmark-start text:name="__RefHeading___Toc236_326441859"/>Anexo <text:span text:style-name="T21">III. Otros anexos que se consideren necesarios</text:span><text:bookmark-end text:name="__RefHeading___Toc236_326441859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Garamond" svg:font-family="Garamond" style:font-family-generic="roman" style:font-pitch="variable"/>
    <style:font-face style:name="ITC Franklin Gothic Book" svg:font-family="'ITC Franklin Gothic Boo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 Black1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ITC Franklin Gothic Book1" svg:font-family="'ITC 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1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loext:graphic-properties draw:fill="solid" draw:fill-color="#99cc00"/>
      <style:paragraph-properties fo:margin-left="1.531cm" fo:margin-right="0.12cm" fo:margin-top="0cm" fo:margin-bottom="0.212cm" loext:contextual-spacing="false" fo:text-indent="-1.531cm" style:auto-text-indent="false" fo:background-color="#99cc00" fo:keep-with-next="always"/>
      <style:text-properties style:font-name="Arial Black" fo:font-family="'Arial Black'" style:font-family-generic="roman" style:font-pitch="variable" fo:font-size="18pt" officeooo:rsid="00062e54" style:font-size-asian="18pt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Num3" style:class="text">
      <style:paragraph-properties fo:margin-top="0.212cm" fo:margin-bottom="0cm" loext:contextual-spacing="false" fo:keep-together="always" fo:keep-with-next="always"/>
      <style:text-properties fo:color="#808080" style:font-name="Arial Black" fo:font-family="'Arial Black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1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3" style:class="text">
      <style:paragraph-properties fo:margin-top="0.423cm" fo:margin-bottom="0.106cm" loext:contextual-spacing="false" fo:keep-with-next="always"/>
      <style:text-properties fo:color="#999999" style:font-name="Arial Black" fo:font-family="'Arial Black'" style:font-family-generic="roman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color="#999999" style:font-name="Arial Black" fo:font-family="'Arial Black'" style:font-family-generic="roman" style:font-pitch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color="#999999" style:font-name="Arial Black" fo:font-family="'Arial Black'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color="#999999" style:font-name="Arial Black" fo:font-family="'Arial Black'" style:font-family-generic="roman" style:font-pitch="variable" fo:font-size="10pt" style:font-size-asian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color="#999999" style:font-name="Arial Black" fo:font-family="'Arial Black'" style:font-family-generic="roman" style:font-pitch="variable"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99cc00"/>
      <style:paragraph-properties fo:margin-top="0cm" fo:margin-bottom="0.212cm" loext:contextual-spacing="false" fo:break-before="page" fo:background-color="#99cc00" fo:keep-with-next="always"/>
      <style:text-properties fo:color="#181512" style:font-name="Arial Black" fo:font-family="'Arial Black'" style:font-family-generic="roman" style:font-pitch="variable" fo:font-size="20pt" fo:letter-spacing="-0.009cm" style:font-size-asian="20pt" style:font-size-complex="57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color="#808080" style:font-name="Arial Black" fo:font-family="'Arial Black'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6.503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default-outline-level="">
      <loext:graphic-properties draw:fill="solid" draw:fill-color="#99cc00"/>
      <style:paragraph-properties fo:text-align="center" style:justify-single-word="false" fo:background-color="#99cc00"/>
      <style:text-properties style:font-name="Arial Black" fo:font-family="'Arial Black'" style:font-family-generic="roman" style:font-pitch="variable" fo:font-size="20pt" fo:font-style="italic" style:font-size-asian="20pt" style:font-style-asian="italic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>
        <style:tab-stops>
          <style:tab-stop style:position="16.503cm" style:type="right" style:leader-style="dotted" style:leader-text="."/>
        </style:tab-stops>
      </style:paragraph-properties>
      <style:text-properties fo:text-transform="uppercase" fo:font-weight="bold" style:font-weight-asian="bold" style:font-size-complex="2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>
        <style:tab-stops>
          <style:tab-stop style:position="16.503cm" style:type="right" style:leader-style="dotted" style:leader-text="."/>
        </style:tab-stops>
      </style:paragraph-properties>
      <style:text-properties fo:text-transform="uppercase" style:font-size-complex="16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fo:font-size="10pt" style:font-size-asian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fo:font-size="10pt" style:font-size-asian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size-asian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size-asian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size-asian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>
        <style:tab-stops>
          <style:tab-stop style:position="16.503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>
        <style:tab-stops>
          <style:tab-stop style:position="16.503cm" style:type="right" style:leader-style="dotted" style:leader-text="."/>
        </style:tab-stops>
      </style:paragraph-properties>
      <style:text-properties fo:text-transform="uppercase"/>
    </style:style>
    <style:style style:name="Body_20_Text_20_2" style:display-name="Body Text 2" style:family="paragraph" style:parent-style-name="Standard" style:default-outline-level="">
      <style:paragraph-properties fo:margin-top="0.212cm" fo:margin-bottom="0cm" loext:contextual-spacing="false"/>
      <style:text-properties fo:color="#181512" fo:letter-spacing="-0.009cm"/>
    </style:style>
    <style:style style:name="portada_5f_naranja_5f_medio" style:display-name="portada_naranja_medio" style:family="paragraph" style:parent-style-name="Standard" style:default-outline-level="">
      <loext:graphic-properties draw:fill="solid" draw:fill-color="#ff9900"/>
      <style:paragraph-properties fo:margin-left="-2.223cm" fo:margin-right="-2.54cm" fo:text-align="center" style:justify-single-word="false" fo:text-indent="0cm" style:auto-text-indent="false" fo:background-color="#ff9900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Titulo_5f_Portada" style:display-name="Titulo_Portada" style:family="paragraph" style:parent-style-name="Standard" style:default-outline-level="">
      <style:paragraph-properties fo:text-align="center" style:justify-single-word="false"/>
      <style:text-properties fo:text-transform="uppercase" style:font-name="Arial" fo:font-family="Arial" style:font-family-generic="roman" style:font-pitch="variable" fo:font-size="24pt" fo:language="pt" fo:country="BR" fo:font-weight="bold" style:font-size-asian="24pt" style:font-weight-asian="bold" style:font-size-complex="24pt"/>
    </style:style>
    <style:style style:name="Titulo_5f_Portada_5f_Pequeño" style:display-name="Titulo_Portada_Pequeño" style:family="paragraph" style:parent-style-name="Standard" style:default-outline-level="">
      <style:paragraph-properties fo:text-align="center" style:justify-single-word="false"/>
      <style:text-properties fo:text-transform="uppercase" style:font-name="Arial" fo:font-family="Arial" style:font-family-generic="roman" style:font-pitch="variable" fo:font-size="14pt" fo:language="pt" fo:country="BR" fo:font-weight="bold" style:font-size-asian="14pt" style:font-weight-asian="bold" style:font-size-complex="18pt"/>
    </style:style>
    <style:style style:name="Enumeración_20_1" style:display-name="Enumeración 1" style:family="paragraph" style:parent-style-name="Standard" style:default-outline-level="">
      <style:paragraph-properties fo:margin-top="0.212cm" fo:margin-bottom="0cm" loext:contextual-spacing="false"/>
      <style:text-properties fo:letter-spacing="-0.009cm" style:language-asian="en" style:country-asian="US" style:font-size-complex="10pt"/>
    </style:style>
    <style:style style:name="Enumeración_20_1_20_sig" style:display-name="Enumeración 1 sig" style:family="paragraph" style:parent-style-name="Enumeración_20_1" style:default-outline-level="">
      <style:paragraph-properties fo:margin-left="0.953cm" fo:margin-right="0cm" fo:text-indent="0cm" style:auto-text-indent="false"/>
    </style:style>
    <style:style style:name="Enumeración_20_2" style:display-name="Enumeración 2" style:family="paragraph" style:parent-style-name="Enumeración_20_1" style:default-outline-level="">
      <style:paragraph-properties fo:margin-left="0cm" fo:margin-right="0cm" fo:text-indent="-0.318cm" style:auto-text-indent="false">
        <style:tab-stops/>
      </style:paragraph-properties>
    </style:style>
    <style:style style:name="Enumeración_20_2_20_sig" style:display-name="Enumeración 2 sig" style:family="paragraph" style:parent-style-name="Enumeración_20_2" style:default-outline-level="">
      <style:paragraph-properties fo:margin-left="1.27cm" fo:margin-right="0cm" fo:text-indent="-0.318cm" style:auto-text-indent="false"/>
    </style:style>
    <style:style style:name="Icono_20_1" style:display-name="Icono 1" style:family="paragraph" style:parent-style-name="Standard" style:default-outline-level="">
      <loext:graphic-properties draw:fill="solid" draw:fill-color="#e5e5e5"/>
      <style:paragraph-properties fo:margin-top="0.106cm" fo:margin-bottom="0cm" loext:contextual-spacing="false" fo:line-height="2.54cm" fo:text-align="center" style:justify-single-word="false" fo:background-color="#e5e5e5"/>
      <style:text-properties fo:color="#ffffff" style:font-name="Wingdings" fo:font-family="Wingdings" style:font-family-generic="roman" style:font-pitch="variable" fo:font-size="80pt" fo:letter-spacing="-0.018cm" fo:font-weight="bold" style:font-size-asian="80pt" style:language-asian="en" style:country-asian="US" style:font-weight-asian="bold" style:font-size-complex="10pt"/>
    </style:style>
    <style:style style:name="Quote" style:family="paragraph" style:parent-style-name="Standard" style:default-outline-level="">
      <loext:graphic-properties draw:fill-color="#ffffff"/>
      <style:paragraph-properties fo:margin-left="1.058cm" fo:margin-right="1.058cm" fo:margin-top="0cm" fo:margin-bottom="0.423cm" loext:contextual-spacing="false" fo:text-indent="0cm" style:auto-text-indent="false" fo:padding="0.423cm" fo:border="0.74pt solid #ffffff"/>
      <style:text-properties fo:letter-spacing="-0.009cm" fo:font-style="italic" style:language-asian="en" style:country-asian="US" style:font-style-asian="italic" style:font-size-complex="10pt" style:font-style-complex="italic"/>
    </style:style>
    <style:style style:name="Enumeración_20_3" style:display-name="Enumeración 3" style:family="paragraph" style:parent-style-name="Enumeración_20_2" style:default-outline-level="">
      <style:paragraph-properties fo:margin-left="1.588cm" fo:margin-right="0cm" fo:text-indent="-0.318cm" style:auto-text-indent="false">
        <style:tab-stops/>
      </style:paragraph-properties>
    </style:style>
    <style:style style:name="Enumeración_20_3_20_sig" style:display-name="Enumeración 3 sig" style:family="paragraph" style:parent-style-name="Enumeración_20_3" style:default-outline-level="">
      <style:paragraph-properties fo:margin-left="1.588cm" fo:margin-right="0cm" fo:text-indent="-0.318cm" style:auto-text-indent="false"/>
    </style:style>
    <style:style style:name="Enumeración_20_1_20_numeros" style:display-name="Enumeración 1 numeros" style:family="paragraph" style:parent-style-name="Enumeración_20_1" style:default-outline-level=""/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text-align="center" style:justify-single-word="false"/>
      <style:text-properties fo:font-size="9pt" fo:font-style="italic" style:font-size-asian="9pt" style:font-style-asian="italic" style:font-size-complex="10pt" style:font-style-complex="italic"/>
    </style:style>
    <style:style style:name="Codigo" style:family="paragraph" style:parent-style-name="Text_20_body" style:default-outline-level="">
      <style:paragraph-properties fo:margin-left="1.588cm" fo:margin-right="0cm" fo:margin-top="0.106cm" fo:margin-bottom="0cm" loext:contextual-spacing="false" fo:text-indent="0cm" style:auto-text-indent="false">
        <style:tab-stops>
          <style:tab-stop style:position="2.223cm"/>
          <style:tab-stop style:position="2.858cm"/>
          <style:tab-stop style:position="3.493cm"/>
          <style:tab-stop style:position="4.128cm"/>
          <style:tab-stop style:position="4.763cm"/>
          <style:tab-stop style:position="5.398cm"/>
          <style:tab-stop style:position="6.033cm"/>
          <style:tab-stop style:position="6.668cm"/>
          <style:tab-stop style:position="7.303cm"/>
          <style:tab-stop style:position="7.938cm"/>
          <style:tab-stop style:position="8.573cm"/>
        </style:tab-stops>
      </style:paragraph-properties>
      <style:text-properties fo:color="#181512" style:font-name="Arial Narrow" fo:font-family="'Arial Narrow'" style:font-family-generic="roman" style:font-pitch="variable" fo:font-size="10pt" fo:language="fr" fo:country="FR" style:font-size-asian="10pt" style:font-name-complex="Courier New" style:font-family-complex="'Courier New'" style:font-family-generic-complex="system" style:font-pitch-complex="variable" style:font-size-complex="7.5pt"/>
    </style:style>
    <style:style style:name="NormalTexto" style:family="paragraph" style:parent-style-name="Text_20_body" style:default-outline-level="">
      <style:paragraph-properties fo:margin-left="0cm" fo:margin-right="0cm" fo:margin-top="0.212cm" fo:margin-bottom="0cm" loext:contextual-spacing="false" fo:text-indent="0.25cm" style:auto-text-indent="false">
        <style:tab-stops>
          <style:tab-stop style:position="6.35cm" style:type="right"/>
        </style:tab-stops>
      </style:paragraph-properties>
      <style:text-properties fo:color="#181512" style:font-name="Verdana" fo:font-family="Verdana" style:font-family-generic="roman" style:font-pitch="variable"/>
    </style:style>
    <style:style style:name="Enumeracion1" style:family="paragraph" style:parent-style-name="Enumeración_20_1" style:default-outline-level="">
      <style:text-properties fo:language="en" fo:country="US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Bibliografia" style:family="paragraph" style:parent-style-name="Standard" style:default-outline-level="">
      <style:paragraph-properties fo:margin-left="0.63cm" fo:margin-right="0cm" fo:margin-top="0.106cm" fo:margin-bottom="0cm" loext:contextual-spacing="false" fo:text-indent="-0.63cm" style:auto-text-indent="false"/>
      <style:text-properties fo:color="#181512"/>
    </style:style>
    <style:style style:name="Titulillo" style:family="paragraph" style:parent-style-name="Standard" style:default-outline-level="">
      <style:paragraph-properties fo:margin-left="0cm" fo:margin-right="0cm" fo:margin-top="0.212cm" fo:margin-bottom="0cm" loext:contextual-spacing="false" fo:text-indent="0.25cm" style:auto-text-indent="false">
        <style:tab-stops>
          <style:tab-stop style:position="6.35cm" style:type="right"/>
        </style:tab-stops>
      </style:paragraph-properties>
      <style:text-properties fo:color="#181512" fo:font-style="italic" style:text-underline-style="solid" style:text-underline-width="auto" style:text-underline-color="font-color" fo:font-weight="bold" style:font-style-asian="italic" style:font-weight-asian="bold"/>
    </style:style>
    <style:style style:name="NormalTexto_20_Car" style:display-name="NormalTexto Car" style:family="paragraph" style:parent-style-name="Text_20_body" style:default-outline-level="">
      <style:paragraph-properties fo:margin-left="0cm" fo:margin-right="0cm" fo:margin-top="0.212cm" fo:margin-bottom="0cm" loext:contextual-spacing="false" fo:text-indent="0.25cm" style:auto-text-indent="false">
        <style:tab-stops>
          <style:tab-stop style:position="6.35cm" style:type="right"/>
        </style:tab-stops>
      </style:paragraph-properties>
      <style:text-properties fo:color="#181512" style:font-name="Garamond" fo:font-family="Garamond" style:font-family-generic="roman" style:font-pitch="variable" fo:font-size="12pt" fo:language="en" fo:country="GB" style:font-size-asian="12pt" style:font-size-complex="7.5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text-properties fo:font-size="8pt" style:font-size-asian="8pt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ITC Franklin Gothic Book" fo:font-family="'ITC Franklin Gothic Book'" style:font-family-generic="roman" style:font-pitch="variable" fo:font-size="12pt" style:font-size-asian="12pt" style:font-name-complex="ITC Franklin Gothic Book1" style:font-family-complex="'ITC Franklin Gothic Book'" style:font-family-generic-complex="system" style:font-pitch-complex="variable" style:font-size-complex="12pt"/>
    </style:style>
    <style:style style:name="Pa2" style:family="paragraph" style:parent-style-name="Default" style:next-style-name="Default" style:default-outline-level="">
      <style:paragraph-properties style:line-height-at-least="0.425cm"/>
      <style:text-properties fo:color="#00000a" style:font-name-complex="Times New Roman1" style:font-family-complex="'Times New Roman'" style:font-family-generic-complex="system" style:font-pitch-complex="variable"/>
    </style:style>
    <style:style style:name="bullet_5f_nivel2_20_Car_20_Car" style:display-name="bullet_nivel2 Car Car" style:family="paragraph" style:parent-style-name="Standard" style:default-outline-level="">
      <style:paragraph-properties fo:margin-left="1.131cm" fo:margin-right="0cm" fo:margin-top="0.106cm" fo:margin-bottom="0.106cm" loext:contextual-spacing="false" fo:text-indent="-0.63cm" style:auto-text-indent="false"/>
      <style:text-properties style:font-name="Cambria" fo:font-family="Cambria" style:font-family-generic="roman" style:font-pitch="variable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Párrafo_20_normal" style:display-name="Párrafo normal" style:family="paragraph" style:parent-style-name="Standard" style:default-outline-level="">
      <style:paragraph-properties fo:margin-left="0cm" fo:margin-right="0cm" fo:margin-top="0.212cm" fo:margin-bottom="0cm" loext:contextual-spacing="false" fo:text-indent="0.25cm" style:auto-text-indent="false"/>
      <style:text-properties fo:color="#181512"/>
    </style:style>
    <style:style style:name="Párrafo_20_enumerado" style:display-name="Párrafo enumerado" style:family="paragraph" style:parent-style-name="Párrafo_20_normal" style:default-outline-level=""/>
    <style:style style:name="default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Pa7" style:family="paragraph" style:parent-style-name="Standard" style:next-style-name="Standard" style:default-outline-level="">
      <style:paragraph-properties style:line-height-at-least="0.39cm" fo:text-align="start" style:justify-single-word="false"/>
      <style:text-properties fo:font-size="12pt" style:font-name-asian="Calibri1" style:font-family-asian="Calibri" style:font-family-generic-asian="system" style:font-pitch-asian="variable" style:font-size-asian="12pt" style:language-asian="en" style:country-asian="U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language-asian="en" style:country-asian="US" style:font-size-complex="11pt"/>
    </style:style>
    <style:style style:name="Tabla_20_con_20_cuadrícula1" style:display-name="Tabla con cuadrícula1" style:family="paragraph" style:default-outline-level="">
      <style:paragraph-properties fo:text-align="start" style:justify-single-word="false" fo:orphans="2" fo:widows="2" style:writing-mode="lr-tb"/>
      <style:text-properties fo:color="#000000" style:font-name="Cambria" fo:font-family="Cambria" style:font-family-generic="roman" style:font-pitch="variable" fo:language="en" fo:country="US" style:font-name-asian="ヒラギノ角ゴ Pro W3" style:font-family-asian="'ヒラギノ角ゴ Pro W3'" style:font-family-generic-asian="system" style:font-pitch-asian="variable" style:language-asian="en" style:country-asian="US"/>
    </style:style>
    <style:style style:name="Párrafo_20_enumerado2" style:display-name="Párrafo enumerado2" style:family="paragraph" style:parent-style-name="Párrafo_20_enumerado" style:default-outline-level="">
      <style:paragraph-properties fo:margin-left="2.79cm" fo:margin-right="0cm" fo:text-indent="-0.635cm" style:auto-text-indent="false">
        <style:tab-stops>
          <style:tab-stop style:position="2.858cm"/>
        </style:tab-stops>
      </style:paragraph-properties>
    </style:style>
    <style:style style:name="Figura" style:family="paragraph" style:parent-style-name="Standard" style:default-outline-level="">
      <style:paragraph-properties fo:margin-top="0.423cm" fo:margin-bottom="0.212cm" loext:contextual-spacing="false" fo:text-align="center" style:justify-single-word="false"/>
      <style:text-properties style:font-name-asian="Calibri1" style:font-family-asian="Calibri" style:font-family-generic-asian="system" style:font-pitch-asian="variable" style:language-asian="en" style:country-asian="US" style:font-size-complex="11pt"/>
    </style:style>
    <style:style style:name="Pa9" style:family="paragraph" style:parent-style-name="Standard" style:next-style-name="Standard" style:default-outline-level="">
      <style:paragraph-properties style:line-height-at-least="0.355cm" fo:text-align="start" style:justify-single-word="false"/>
      <style:text-properties style:font-name="Arial" fo:font-family="Arial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/>
    </style:style>
    <style:style style:name="Pa6" style:family="paragraph" style:parent-style-name="Standard" style:next-style-name="Standard" style:default-outline-level="">
      <style:paragraph-properties style:line-height-at-least="0.355cm" fo:text-align="start" style:justify-single-word="false"/>
      <style:text-properties style:font-name="Arial" fo:font-family="Arial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/>
    </style:style>
    <style:style style:name="Tableau" style:family="paragraph" style:parent-style-name="Standard" style:default-outline-level="">
      <style:paragraph-properties fo:margin-left="0cm" fo:margin-right="0cm" fo:margin-top="0.106cm" fo:margin-bottom="0.106cm" loext:contextual-spacing="false" fo:line-height="130%" fo:text-align="start" style:justify-single-word="false" fo:text-indent="1.251cm" style:auto-text-indent="false"/>
      <style:text-properties fo:language="en" fo:country="GB" style:language-asian="fr" style:country-asian="FR" style:font-size-complex="10pt"/>
    </style:style>
    <style:style style:name="Estilo_20_Enumeracion1_20__2b__20__28_Latina_29__20_Negrita" style:display-name="Estilo Enumeracion1 + (Latina) Negrita" style:family="paragraph" style:parent-style-name="Enumeracion1" style:default-outline-level=""/>
    <style:style style:name="Estilo_20_Estilo_20_Enumeracion1_20__2b__20__28_Latina_29__20_Negrita_20__2b__20_Negrita" style:display-name="Estilo Estilo Enumeracion1 + (Latina) Negrita + Negrita" style:family="paragraph" style:parent-style-name="Enumeracion1" style:default-outline-level="">
      <style:text-properties fo:font-weight="bold" style:font-weight-asian="bold" style:font-weight-complex="bold"/>
    </style:style>
    <style:style style:name="Heading_20_10" style:display-name="Heading 10" style:family="paragraph" style:parent-style-name="Heading" style:class="text"/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style:font-name="Arial Black" fo:font-family="'Arial Black'" style:font-family-generic="roman" style:font-pitch="variable" fo:font-size="9pt" style:font-size-asian="9pt" style:language-complex="ar" style:country-complex="SA"/>
    </style:style>
    <style:style style:name="hps" style:family="text" style:parent-style-name="Default_20_Paragraph_20_Font"/>
    <style:style style:name="hps_20_atn" style:display-name="hps atn" style:family="text" style:parent-style-name="Default_20_Paragraph_20_Font"/>
    <style:style style:name="gt-icon-text" style:family="text" style:parent-style-name="Default_20_Paragraph_20_Font"/>
    <style:style style:name="NormalTexto_20_Car_20_Car" style:display-name="NormalTexto Car Car" style:family="text">
      <style:text-properties fo:color="#181512" style:font-name="Garamond" fo:font-family="Garamond" style:font-family-generic="roman" style:font-pitch="variable" fo:font-size="12pt" fo:language="en" fo:country="GB" style:font-size-asian="12pt" style:language-asian="es" style:country-asian="ES" style:font-size-complex="7.5pt" style:language-complex="ar" style:country-complex="SA"/>
    </style:style>
    <style:style style:name="Enumeración_20_1_20_Car" style:display-name="Enumeración 1 Car" style:family="text">
      <style:text-properties style:font-name="Calibri" fo:font-family="Calibri" style:font-family-generic="roman" style:font-pitch="variable" fo:font-size="11pt" fo:letter-spacing="-0.009cm" style:font-size-asian="11pt" style:language-asian="en" style:country-asian="US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footnote_20_reference" style:display-name="footnote reference" style:family="text">
      <style:text-properties style:text-position="super 58%"/>
    </style:style>
    <style:style style:name="Texto_20_independiente_20_Car" style:display-name="Texto independiente Car" style:family="text">
      <style:text-properties style:font-name="Verdana" fo:font-family="Verdana" style:font-family-generic="roman" style:font-pitch="variable" style:font-size-complex="12pt"/>
    </style:style>
    <style:style style:name="Párrafo_20_normal_20_Car" style:display-name="Párrafo normal Car" style:family="text">
      <style:text-properties fo:color="#181512" style:font-name="Verdana" fo:font-family="Verdana" style:font-family-generic="roman" style:font-pitch="variable" style:font-size-complex="12pt"/>
    </style:style>
    <style:style style:name="A3" style:family="text">
      <style:text-properties fo:color="#323232" style:font-name-complex="Calibri1" style:font-family-complex="Calibri" style:font-family-generic-complex="system" style:font-pitch-complex="variable"/>
    </style:style>
    <style:style style:name="Párrafo_20_normal_20_Car1" style:display-name="Párrafo normal Car1" style:family="text">
      <style:text-properties fo:color="#181512" style:font-name="Verdana" fo:font-family="Verdana" style:font-family-generic="roman" style:font-pitch="variable" style:font-size-complex="12pt"/>
    </style:style>
    <style:style style:name="Párrafo_20_enumerado_20_Car" style:display-name="Párrafo enumerado Car" style:family="text" style:parent-style-name="Párrafo_20_normal_20_Car1">
      <style:text-properties fo:color="#181512" style:font-name="Calibri" fo:font-family="Calibri" style:font-family-generic="roman" style:font-pitch="variable" fo:font-size="11pt" style:font-size-asian="11pt" style:font-size-complex="12pt"/>
    </style:style>
    <style:style style:name="Párrafo_20_enumerado2_20_Car" style:display-name="Párrafo enumerado2 Car" style:family="text" style:parent-style-name="Párrafo_20_enumerado_20_Car">
      <style:text-properties fo:color="#181512" style:font-name="Verdana" fo:font-family="Verdana" style:font-family-generic="roman" style:font-pitch="variable" fo:font-size="11pt" style:font-size-asian="11pt" style:font-size-complex="12pt"/>
    </style:style>
    <style:style style:name="NormalTexto_20_Car1" style:display-name="NormalTexto Car1" style:family="text">
      <style:text-properties fo:color="#181512" style:font-name="Verdana" fo:font-family="Verdana" style:font-family-generic="roman" style:font-pitch="variable" fo:language="es" fo:country="ES" style:language-asian="es" style:country-asian="ES" style:font-size-complex="12pt" style:language-complex="ar" style:country-complex="SA"/>
    </style:style>
    <style:style style:name="Figura_20_Car" style:display-name="Figura Car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Párrafo_20_de_20_lista_20_Car" style:display-name="Párrafo de lista Car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Texto_20_comentario_20_Car" style:display-name="Texto comentario Car" style:family="text">
      <style:text-properties style:font-name="Verdana" fo:font-family="Verdana" style:font-family-generic="roman" style:font-pitch="variable" fo:language="es" fo:country="ES" style:language-asian="es" style:country-asian="ES" style:language-complex="ar" style:country-complex="SA"/>
    </style:style>
    <style:style style:name="Texto_20_nota_20_pie_20_Car" style:display-name="Texto nota pie Car" style:family="text">
      <style:text-properties style:font-name="Calibri" fo:font-family="Calibri" style:font-family-generic="roman" style:font-pitch="variable" fo:font-size="8pt" style:font-size-asian="8pt"/>
    </style:style>
    <style:style style:name="Enumeracion1_20_Car_20_Car" style:display-name="Enumeracion1 Car Car" style:family="text">
      <style:text-properties style:font-name="Calibri" fo:font-family="Calibri" style:font-family-generic="roman" style:font-pitch="variable" fo:font-size="11pt" fo:letter-spacing="-0.009cm" fo:language="en" fo:country="US" style:font-size-asian="11pt" style:language-asian="en" style:country-asian="US"/>
    </style:style>
    <style:style style:name="Estilo_20_Enumeracion1_20__2b__20__28_Latina_29__20_Negrita_20_Car_20_Car" style:display-name="Estilo Enumeracion1 + (Latina) Negrita Car Car" style:family="text" style:parent-style-name="Enumeracion1_20_Car_20_Car">
      <style:text-properties style:font-name="Calibri" fo:font-family="Calibri" style:font-family-generic="roman" style:font-pitch="variable" fo:font-size="11pt" fo:letter-spacing="-0.009cm" style:rfc-language-tag="x-none" style:font-size-asian="11pt" style:language-asian="en" style:country-asian="US"/>
    </style:style>
    <style:style style:name="Estilo_20_Estilo_20_Enumeracion1_20__2b__20__28_Latina_29__20_Negrita_20__2b__20_Negrita_20_Car" style:display-name="Estilo Estilo Enumeracion1 + (Latina) Negrita + Negrita Car" style:family="text">
      <style:text-properties style:font-name="Calibri" fo:font-family="Calibri" style:font-family-generic="roman" style:font-pitch="variable" fo:font-size="11pt" fo:letter-spacing="-0.009cm" style:rfc-language-tag="x-none" fo:font-weight="bold" style:font-size-asian="11pt" style:language-asian="en" style:country-asian="US" style:font-weight-asian="bold" style:font-weight-complex="bold"/>
    </style:style>
    <style:style style:name="ListLabel_20_1" style:display-name="ListLabel 1" style:family="text">
      <style:text-properties fo:font-size="8pt" style:rfc-language-tag="x-none" fo:font-style="normal" fo:font-weight="bold" style:font-size-asian="8pt" style:font-style-asian="normal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SimSun" style:font-family-asian="SimSun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1.535cm" fo:margin-left="1.5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535cm" fo:margin-left="1.535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535cm" fo:margin-left="1.535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35cm" fo:margin-left="1.535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905cm" fo:margin-left="1.905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1.905cm" fo:margin-left="1.905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8" style:num-prefix="Anexo " style:num-suffix="." style:num-format="I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prefix="Anexo " style:num-suffix="." style:num-format="I" text:display-levels="2">
        <style:list-level-properties text:list-level-position-and-space-mode="label-alignment">
          <style:list-level-label-alignment text:label-followed-by="space" fo:text-indent="-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54cm" fo:text-indent="-0.635cm" fo:margin-left="0.9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35cm" fo:text-indent="-1.535cm" fo:margin-left="1.5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535cm" fo:text-indent="-1.535cm" fo:margin-left="1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35cm" fo:text-indent="-1.535cm" fo:margin-left="1.53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呐ԫ쀀фo䪀峌䤠峌䪀峌䪀峌堀峌䪀峌䪀峌堀峌堀峌䪀峌䪀峌" text:bullet-char="Э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Capítulo " style:num-suffix="." style:num-format="1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Capítulo " style:num-suffix="." style:num-format="1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8" style:num-prefix="Anexo " style:num-suffix="." style:num-format="I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9" style:num-prefix="Anexo " style:num-suffix="." style:num-format="I" text:display-levels="2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079cm" fo:text-indent="-0.635cm" fo:margin-left="0.07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.969cm" fo:text-indent="-0.635cm" fo:margin-left="8.96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239cm" fo:text-indent="-0.635cm" fo:margin-left="10.23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bottom="0.018cm 0.018cm 0.018cm" fo:padding-left="0cm" fo:padding-right="0cm" fo:padding-top="0cm" fo:padding-bottom="0.035cm" fo:border-left="none" fo:border-right="none" fo:border-top="none" fo:border-bottom="1.5pt double #00000a">
        <style:tab-stops>
          <style:tab-stop style:position="16.193cm" style:type="right"/>
          <style:tab-stop style:position="16.503cm" style:type="right"/>
        </style:tab-stops>
      </style:paragraph-properties>
    </style:style>
    <style:style style:name="MP2" style:family="paragraph" style:parent-style-name="Footer">
      <style:paragraph-properties style:border-line-width-top="0.018cm 0.018cm 0.018cm" fo:padding="0cm" fo:border-left="none" fo:border-right="none" fo:border-top="1.5pt double #00000a" fo:border-bottom="none"/>
      <style:text-properties officeooo:rsid="002545cf" officeooo:paragraph-rsid="002545cf"/>
    </style:style>
    <style:style style:name="MP3" style:family="paragraph" style:parent-style-name="Header">
      <style:paragraph-properties style:border-line-width-bottom="0.018cm 0.018cm 0.018cm" fo:padding-left="0cm" fo:padding-right="0cm" fo:padding-top="0cm" fo:padding-bottom="0.035cm" fo:border-left="none" fo:border-right="none" fo:border-top="none" fo:border-bottom="1.5pt double #00000a">
        <style:tab-stops>
          <style:tab-stop style:position="16.503cm" style:type="right"/>
        </style:tab-stops>
      </style:paragraph-properties>
    </style:style>
    <style:style style:name="MP4" style:family="paragraph" style:parent-style-name="Footer">
      <style:paragraph-properties style:border-line-width-top="0.018cm 0.018cm 0.018cm" fo:padding="0cm" fo:border-left="none" fo:border-right="none" fo:border-top="1.5pt double #00000a" fo:border-bottom="none"/>
      <style:text-properties officeooo:rsid="00196f73" officeooo:paragraph-rsid="00196f73"/>
    </style:style>
    <style:style style:name="MT1" style:family="text">
      <style:text-properties fo:font-style="italic" officeooo:rsid="00278caf" style:font-style-asian="italic" style:font-size-complex="10pt"/>
    </style:style>
    <style:style style:name="MT2" style:family="text">
      <style:text-properties fo:font-style="italic" style:font-style-asian="italic" style:font-size-complex="10pt"/>
    </style:style>
    <style:style style:name="MT3" style:family="text">
      <style:text-properties officeooo:rsid="00499c1e"/>
    </style:style>
    <style:page-layout style:name="Mpm1">
      <style:page-layout-properties fo:page-width="21.001cm" fo:page-height="29.7cm" style:num-format="1" style:print-orientation="portrait" fo:margin-top="2.251cm" fo:margin-bottom="2.251cm" fo:margin-left="2.251cm" fo:margin-right="2.25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251cm" fo:margin-right="2.25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Í</text:span><text:span text:style-name="MT2">NDICE <text:tab/> </text:span><text:span text:style-name="page_20_number"><text:span text:style-name="MT2"><text:page-number style:num-format="1" text:select-page="current">7</text:page-number></text:span></text:span></text:p>
      </style:header>
      <style:footer>
        <text:p text:style-name="MP2">Plan de Gestión, <text:span text:style-name="MT3">Análisis, Diseño</text:span> <text:span text:style-name="MT3">Y Memoria </text:span>del Proyecto</text:p>
      </style:footer>
    </style:master-page>
    <style:master-page style:name="Converted2" style:page-layout-name="Mpm2">
      <style:header>
        <text:p text:style-name="MP3"><text:span text:style-name="MT2"><text:title>Proyecto XX</text:title></text:span><text:span text:style-name="MT2"><text:tab/></text:span><text:span text:style-name="page_20_number"><text:span text:style-name="MT2"><text:page-number text:select-page="current">0</text:page-number></text:span></text:span></text:p>
      </style:header>
      <style:footer>
        <text:p text:style-name="MP4">Plan de Gestión del Proyect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yecto XX</dc:title>
    <dc:subject>Proyecto Software - Grado en Ingeniería en Informática - EINA - Universidad de Zaragoza</dc:subject>
    <meta:initial-creator>javy</meta:initial-creator>
    <meta:editing-cycles>100</meta:editing-cycles>
    <meta:print-date>2016-03-03T13:24:00</meta:print-date>
    <meta:creation-date>2016-03-03T09:48:00</meta:creation-date>
    <dc:date>2020-01-31T16:07:50.211583169</dc:date>
    <meta:editing-duration>PT13H5M59S</meta:editing-duration>
    <meta:generator>LibreOffice/6.0.7.3$Linux_X86_64 LibreOffice_project/00m0$Build-3</meta:generator>
    <dc:creator>Rubén Béjar</dc:creator>
    <meta:document-statistic meta:table-count="0" meta:image-count="0" meta:object-count="0" meta:page-count="9" meta:paragraph-count="106" meta:word-count="1827" meta:character-count="11233" meta:non-whitespace-character-count="95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